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ce730" officeooo:paragraph-rsid="000ce730"/>
    </style:style>
    <style:style style:name="P2" style:family="paragraph" style:parent-style-name="Standard">
      <style:paragraph-properties fo:text-align="center" style:justify-single-word="false"/>
      <style:text-properties officeooo:rsid="000d984c" officeooo:paragraph-rsid="000d984c"/>
    </style:style>
    <style:style style:name="P3" style:family="paragraph" style:parent-style-name="Standard">
      <style:paragraph-properties fo:text-align="center" style:justify-single-word="false"/>
      <style:text-properties officeooo:rsid="000f83db" officeooo:paragraph-rsid="000f83db"/>
    </style:style>
    <style:style style:name="P4" style:family="paragraph" style:parent-style-name="Standard">
      <style:paragraph-properties fo:text-align="start" style:justify-single-word="false"/>
      <style:text-properties officeooo:rsid="000f83db" officeooo:paragraph-rsid="000f83db"/>
    </style:style>
    <style:style style:name="P5" style:family="paragraph" style:parent-style-name="Standard">
      <style:paragraph-properties fo:text-align="start" style:justify-single-word="false"/>
      <style:text-properties officeooo:rsid="000fedcb" officeooo:paragraph-rsid="001356b8"/>
    </style:style>
    <style:style style:name="P6" style:family="paragraph" style:parent-style-name="Standard">
      <style:paragraph-properties fo:text-align="start" style:justify-single-word="false"/>
      <style:text-properties officeooo:rsid="00144891" officeooo:paragraph-rsid="001537ec"/>
    </style:style>
    <style:style style:name="P7" style:family="paragraph" style:parent-style-name="Standard">
      <style:paragraph-properties fo:text-align="start" style:justify-single-word="false"/>
      <style:text-properties officeooo:rsid="00144891" officeooo:paragraph-rsid="00167399"/>
    </style:style>
    <style:style style:name="P8" style:family="paragraph" style:parent-style-name="Standard">
      <style:paragraph-properties fo:text-align="start" style:justify-single-word="false"/>
      <style:text-properties fo:font-style="normal" style:text-underline-style="none" officeooo:rsid="001356b8" officeooo:paragraph-rsid="001356b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144891" officeooo:paragraph-rsid="00144891"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144891" officeooo:paragraph-rsid="00144891"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1537ec" officeooo:paragraph-rsid="001537ec" style:font-style-asian="normal" style:font-style-complex="normal"/>
    </style:style>
    <style:style style:name="P12" style:family="paragraph" style:parent-style-name="Standard">
      <style:paragraph-properties fo:text-align="start" style:justify-single-word="false"/>
      <style:text-properties fo:font-style="normal" officeooo:rsid="001356b8" officeooo:paragraph-rsid="001356b8" style:font-style-asian="normal" style:font-style-complex="normal"/>
    </style:style>
    <style:style style:name="P13" style:family="paragraph" style:parent-style-name="Standard">
      <style:paragraph-properties fo:text-align="start" style:justify-single-word="false"/>
      <style:text-properties officeooo:rsid="0018ed7b" officeooo:paragraph-rsid="001d3ba8"/>
    </style:style>
    <style:style style:name="P14" style:family="paragraph" style:parent-style-name="Standard">
      <style:paragraph-properties fo:text-align="start" style:justify-single-word="false"/>
      <style:text-properties fo:font-style="normal" officeooo:rsid="001356b8" officeooo:paragraph-rsid="001356b8" style:font-style-asian="normal" style:font-style-complex="normal"/>
    </style:style>
    <style:style style:name="T1" style:family="text">
      <style:text-properties officeooo:rsid="000d984c"/>
    </style:style>
    <style:style style:name="T2" style:family="text">
      <style:text-properties fo:font-style="normal" officeooo:rsid="0011c339" style:font-style-asian="normal" style:font-style-complex="normal"/>
    </style:style>
    <style:style style:name="T3" style:family="text">
      <style:text-properties fo:font-style="normal" officeooo:rsid="001356b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56b8" style:font-style-asian="normal" style:font-style-complex="normal"/>
    </style:style>
    <style:style style:name="T6" style:family="text">
      <style:text-properties fo:font-style="normal" style:text-underline-style="none" officeooo:rsid="00144891" style:font-style-asian="normal" style:font-style-complex="normal"/>
    </style:style>
    <style:style style:name="T7" style:family="text">
      <style:text-properties fo:font-style="normal" style:text-underline-style="none" officeooo:rsid="001537ec" style:font-style-asian="normal" style:font-style-complex="normal"/>
    </style:style>
    <style:style style:name="T8" style:family="text">
      <style:text-properties fo:font-style="normal" style:text-underline-style="none" officeooo:rsid="00167399" style:font-style-asian="normal" style:font-style-complex="normal"/>
    </style:style>
    <style:style style:name="T9" style:family="text">
      <style:text-properties fo:font-style="normal" style:text-underline-style="none" officeooo:rsid="00177535" style:font-style-asian="normal" style:font-style-complex="normal"/>
    </style:style>
    <style:style style:name="T10" style:family="text">
      <style:text-properties fo:font-style="normal" style:text-underline-style="none" officeooo:rsid="001aa183" style:font-style-asian="normal" style:font-style-complex="normal"/>
    </style:style>
    <style:style style:name="T11" style:family="text">
      <style:text-properties fo:font-style="normal" style:text-underline-style="none" officeooo:rsid="001d3ba8" style:font-style-asian="normal" style:font-style-complex="normal"/>
    </style:style>
    <style:style style:name="T12" style:family="text">
      <style:text-properties fo:font-style="normal" style:text-underline-style="none" officeooo:rsid="001e4924" style:font-style-asian="normal" style:font-style-complex="normal"/>
    </style:style>
    <style:style style:name="T13" style:family="text">
      <style:text-properties officeooo:rsid="000fedcb"/>
    </style:style>
    <style:style style:name="T14" style:family="text">
      <style:text-properties officeooo:rsid="0011c339"/>
    </style:style>
    <style:style style:name="T15" style:family="text">
      <style:text-properties fo:font-style="italic" officeooo:rsid="0011c339" style:font-style-asian="italic" style:font-style-complex="italic"/>
    </style:style>
    <style:style style:name="T16" style:family="text">
      <style:text-properties fo:font-style="italic" style:text-underline-style="none" officeooo:rsid="0011c339"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3">pédagogique</text:span> Mr. Imad H<text:span text:style-name="T14">AFIDI</text:span>, Professeur et chef de département <text:s/><text:span text:style-name="T13">Informatique et Télécoms, pour son suivit, ses conseils et ses recommandations qu’il m’a prodigué tout le long du stage. </text:span></text:p>
      <text:p text:style-name="P5">Je remercie <text:s/><text:span text:style-name="T14">mon encadrant au sein de </text:span><text:span text:style-name="T15">Méditel, </text:span><text:span text:style-name="T2">Mr. Hicham JADIR, Senior manager pricing et Business plans au bureau de Planification et pilotage de performance et madame </text:span><text:span text:style-name="T3">Sahar HASSANINE, expert analyste business planning à la direction Centrale Commerciale pour leur encadrement, disponibilité, conseils et leur accompagnement tout le long de la réalisation de ce travail. Ainsi que tout le corps actif de </text:span><text:span text:style-name="T16">Méditel. <text:line-break/></text:span><text:span text:style-name="T5">Mes remerciements s’adressent également au corps professoral de </text:span><text:span text:style-name="T6">l’École</text:span><text:span text:style-name="T5"> Nationale des Sciences Appliquées de Khouribga, en particuliers les enseignants du département génie Informatique d’avoir contribué à ma formation. </text:span></text:p>
      <text:p text:style-name="P8"/>
      <text:p text:style-name="P8">Chers membres du jury, c’est un honneur pour moi que vous avez accepté de juger mon travail. Je tiens à vous adresser mon respect et mes sincères remerciements. <text:s text:c="2"/>*</text:p>
      <text:p text:style-name="P9">Enfin, que toute personne ayant contribué de près ou de loin à la réussite de ce travail trouve ici l’expression de ma reconnaissance. </text:p>
      <text:p text:style-name="P9"><text:s/></text:p>
      <text:p text:style-name="P10"><text:soft-page-break/>Résumé<text:line-break/></text:p>
      <text:p text:style-name="P6"><text:span text:style-name="T4"><text:tab/>Dans le but d’optimiser et d’augmenter la performance du datamining et du business intelligence au sein de </text:span><text:span text:style-name="T16">Méditel, </text:span><text:span text:style-name="T4">l’opérateur cherche à passer au traitement des données en utilisant le langage R pour remplacer la solution courante et déjà opérationnelle fournie par SAS. En utilisant R <text:s/></text:span><text:span text:style-name="T16">Méditel </text:span><text:span text:style-name="T4">cherche à </text:span><text:span text:style-name="T7">intégrer une opportunité de développement et</text:span><text:span text:style-name="T4"> </text:span><text:span text:style-name="T7">d’optimisation de ses procédures qui se reposent sur l’exploitation et l’analyse de données. </text:span></text:p>
      <text:p text:style-name="P11"/>
      <text:p text:style-name="P7"><text:span text:style-name="T7">Dans ce cadre, s’inscrit ce projet de fin d’étude au sein de </text:span><text:span text:style-name="T16">Méditel</text:span><text:span text:style-name="T4"> </text:span><text:span text:style-name="T7">ayant pour objectif: Tester les performance de R </text:span><text:span text:style-name="T8">et savoir son apport vis à vis de SAS à </text:span><text:span text:style-name="T16">Méditel </text:span><text:span text:style-name="T8">et proposer un </text:span><text:span text:style-name="T9">scénario</text:span><text:span text:style-name="T8"> d’intégration de cet outil d’analyse.</text:span><text:span text:style-name="T4"> <text:s text:c="23"/></text:span></text:p>
      <text:p text:style-name="P9"/>
      <text:p text:style-name="P13"><text:span text:style-name="T4">Pour aboutir à cet objectif, la démarche suivie consiste, au premier temps, à faire une étude sur l’utilisation de SAS et </text:span><text:span text:style-name="T11">s</text:span><text:span text:style-name="T4">on environnement au sein du département Pricing et Business intelligence pour en tirer le maxi</text:span><text:span text:style-name="T10">mum de cas d’utilisation de cet outil. La deuxième étape consiste à se documenter et se familiariser avec le langage R </text:span><text:span text:style-name="T11">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16">Méditel </text:span><text:span text:style-name="T11">qui est la migration entre formules pour les clients mobile. Le travail sur ce sujet s’est appuyé </text:span><text:span text:style-name="T12">sur plusieurs analyses </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2H14M26S</meta:editing-duration>
    <meta:editing-cycles>10</meta:editing-cycles>
    <meta:generator>LibreOffice/5.0.5.2$Windows_x86 LibreOffice_project/55b006a02d247b5f7215fc6ea0fde844b30035b3</meta:generator>
    <dc:date>2016-04-10T10:54:38.255000000</dc:date>
    <meta:document-statistic meta:table-count="0" meta:image-count="0" meta:object-count="0" meta:page-count="2" meta:paragraph-count="24" meta:word-count="606" meta:character-count="3809" meta:non-whitespace-character-count="3183"/>
  </office:meta>
</office:document-meta>
</file>